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0.58mm"/>
    </style:style>
    <style:style style:name="Table1.B" style:family="table-column">
      <style:table-column-properties style:column-width="40.89mm"/>
    </style:style>
    <style:style style:name="Table1.C" style:family="table-column">
      <style:table-column-properties style:column-width="18.77mm"/>
    </style:style>
    <style:style style:name="Table1.D" style:family="table-column">
      <style:table-column-properties style:column-width="20.69mm"/>
    </style:style>
    <style:style style:name="Table1.E" style:family="table-column">
      <style:table-column-properties style:column-width="23.09mm"/>
    </style:style>
    <style:style style:name="Table1.F" style:family="table-column">
      <style:table-column-properties style:column-width="16.6mm"/>
    </style:style>
    <style:style style:name="Table1.G" style:family="table-column">
      <style:table-column-properties style:column-width="33.18mm"/>
    </style:style>
    <style:style style:name="Table1.H" style:family="table-column">
      <style:table-column-properties style:column-width="20.73mm"/>
    </style:style>
    <style:style style:name="Table1.1" style:family="table-row">
      <style:table-row-properties style:min-row-height="11.06mm" fo:keep-together="auto"/>
    </style:style>
    <style:style style:name="Table1.A1"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1.91mm" fo:padding-right="1.91mm" fo:padding-top="0mm" fo:padding-bottom="0mm" fo:border-left="none" fo:border-right="none" fo:border-top="0.5pt solid #000000" fo:border-bottom="0.5pt solid #000000" style:writing-mode="lr-tb">
        <style:background-image/>
      </style:table-cell-properties>
    </style:style>
    <style:style style:name="Table1.H1" style:family="table-cell">
      <style:table-cell-properties style:vertical-align="middle" fo:background-color="transparent"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3"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D3"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E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F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H3"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F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H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style:min-row-height="8.27mm" fo:keep-together="auto"/>
    </style:style>
    <style:style style:name="Table1.A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B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E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F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G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H6"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style:min-row-height="10.2mm" fo:keep-together="auto"/>
    </style:style>
    <style:style style:name="Table1.A7"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Header">
      <style:paragraph-properties fo:margin-left="-11.78mm" fo:margin-right="0mm" fo:text-indent="0mm"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28.13mm"/>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fo:font-weight="bold" style:font-weight-asian="bold" style:font-weight-complex="bold"/>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end" style:justify-single-word="false"/>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10" style:family="paragraph" style:parent-style-name="Standard">
      <style:paragraph-properties>
        <style:tab-stops>
          <style:tab-stop style:position="28.13mm"/>
        </style:tab-stops>
      </style:paragraph-properties>
      <style:text-properties style:font-name="Times New Roman1" fo:font-weight="normal" style:font-weight-asian="normal" style:font-weight-complex="normal"/>
    </style:style>
    <style:style style:name="P11"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paragraph-properties>
        <style:tab-stops>
          <style:tab-stop style:position="28.1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9"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20" style:family="paragraph" style:parent-style-name="Standard">
      <style:paragraph-properties fo:margin-top="0mm" fo:margin-bottom="0mm" fo:line-height="100%" fo:text-align="end"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mm" fo:margin-right="0mm" fo:line-height="115%" fo:text-align="start"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5"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6"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7" style:family="paragraph" style:parent-style-name="Standard">
      <style:paragraph-properties fo:margin-left="0mm" fo:margin-right="0mm" fo:margin-top="0mm" fo:margin-bottom="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Standard">
      <style:paragraph-properties fo:margin-left="6.01mm" fo:margin-right="0mm"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9"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30" style:family="paragraph" style:parent-style-name="Standard">
      <style:paragraph-properties fo:margin-left="0mm" fo:margin-right="0mm" fo:line-height="115%" fo:text-align="start"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1"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2"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33"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34"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normal"/>
    </style:style>
    <style:style style:name="P35"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LES CONTRACT</text:p>
      <text:p text:style-name="P6"><text:span text:style-name="T5">No. <text:s/></text:span><text:span text:style-name="T3"><text:placeholder text:placeholder-type="text">&lt;o.name&gt;</text:placeholder></text:span><text:span text:style-name="T5"> </text:span></text:p>
      <text:p text:style-name="P5"/>
      <text:p text:style-name="P7"><text:span text:style-name="T7">Date: </text:span><text:span text:style-name="T4"><text:placeholder text:placeholder-type="text">&lt;convert_date(o.tu_ngay)&gt;</text:placeholder></text:span></text:p>
      <text:p text:style-name="P16"/>
      <text:p text:style-name="P4">SELLER <text:tab/>VIET PHU THINH RUBBER JOINT STOCK COMPANY</text:p>
      <text:p text:style-name="P4"><text:tab/><text:span text:style-name="T7">125/11 Nguyen Cuu Van Str., Binh Thanh Dist., HCMC, Viet Nam.</text:span></text:p>
      <text:p text:style-name="P10"><text:tab/>Tel: <text:tab/><text:tab/> <text:s text:c="6"/>+ 848-39901548 / 39903088<text:tab/> <text:tab/>Fax:+ 848-39903499</text:p>
      <text:p text:style-name="P10"><text:tab/>Tax Code No. <text:s text:c="5"/>0302910157<text:tab/><text:tab/> </text:p>
      <text:p text:style-name="P10"><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10"/>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 </text:span><text:span text:style-name="T1"><text:placeholder text:placeholder-type="text">&lt;o.partner_id and o.partner_id.street2 or ''&gt;</text:placeholder></text:span><text:span text:style-name="T1">, </text:span><text:span text:style-name="T1"><text:placeholder text:placeholder-type="text">&lt;o.partner_id.state_id and o.partner_id.state_id.name or ''&gt;</text:placeholder></text:span><text:span text:style-name="T1">, </text:span><text:span text:style-name="T1"><text:placeholder text:placeholder-type="text">&lt;o.partner_id.country_id and o.partner_id.country_id.name or ''&gt;</text:placeholder></text:span></text:p>
      <text:p text:style-name="P15"><text:tab/>Tax Code No: <text:span text:style-name="T9"><text:placeholder text:placeholder-type="text">&lt;o.partner_id and o.partner_id.vat or ''&gt;</text:placeholder></text:span></text:p>
      <text:p text:style-name="P15"><text:tab/>Represented by: </text:p>
      <text:p text:style-name="P15"><text:tab/>Business License No</text:p>
      <text:p text:style-name="P3"/>
      <text:p text:style-name="P17">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1">No.</text:p>
          </table:table-cell>
          <table:table-cell table:style-name="Table1.A1" office:value-type="string">
            <text:p text:style-name="P12">Description of goods </text:p>
          </table:table-cell>
          <table:table-cell table:style-name="Table1.C1" office:value-type="string">
            <text:p text:style-name="P12">Origin</text:p>
          </table:table-cell>
          <table:table-cell table:style-name="Table1.C1" office:value-type="string">
            <text:p text:style-name="P12">Quality</text:p>
          </table:table-cell>
          <table:table-cell table:style-name="Table1.A1" table:number-columns-spanned="2" office:value-type="string">
            <text:p text:style-name="P11">Quantity</text:p>
          </table:table-cell>
          <table:covered-table-cell/>
          <table:table-cell table:style-name="Table1.A1" office:value-type="string">
            <text:p text:style-name="P11">Unit Price </text:p>
          </table:table-cell>
          <table:table-cell table:style-name="Table1.H1" office:value-type="string">
            <text:p text:style-name="P11">Amount (USD)</text:p>
          </table:table-cell>
        </table:table-row>
        <table:table-row table:style-name="Table1.2">
          <table:table-cell table:style-name="Table1.A2" table:number-columns-spanned="8" office:value-type="string">
            <text:p text:style-name="P22"><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table-row>
        <table:table-row table:style-name="Table1.4">
          <table:table-cell table:style-name="Table1.A3" office:value-type="string">
            <text:p text:style-name="P18"/>
          </table:table-cell>
          <table:table-cell table:style-name="Table1.B3" office:value-type="string">
            <text:p text:style-name="P24"/>
          </table:table-cell>
          <table:table-cell table:style-name="Table1.C3" office:value-type="string">
            <text:p text:style-name="P24"/>
          </table:table-cell>
          <table:table-cell table:style-name="Table1.D3" office:value-type="string">
            <text:p text:style-name="P24"/>
          </table:table-cell>
          <table:table-cell table:style-name="Table1.E3" office:value-type="string">
            <text:p text:style-name="P33"><text:placeholder text:placeholder-type="text">&lt;line.quycach_donggoi_id and line.quycach_donggoi_id.name or ''&gt;</text:placeholder></text:p>
          </table:table-cell>
          <table:table-cell table:style-name="Table1.F3" office:value-type="string">
            <text:p text:style-name="P34">MTs</text:p>
          </table:table-cell>
          <table:table-cell table:style-name="Table1.G3" office:value-type="string">
            <text:p text:style-name="P33"><text:placeholder text:placeholder-type="text">&lt;o.dk_giaohang_id and o.dk_giaohang_id.name or ''&gt;</text:placeholder> , </text:p>
            <text:p text:style-name="P33"><text:placeholder text:placeholder-type="text">&lt;o.destinaltion and o.destinaltion.name or ''&gt;</text:placeholder> </text:p>
          </table:table-cell>
          <table:table-cell table:style-name="Table1.H3" office:value-type="string">
            <text:p text:style-name="P26"/>
          </table:table-cell>
        </table:table-row>
        <table:table-row table:style-name="Table1.4">
          <table:table-cell table:style-name="Table1.A4" office:value-type="string">
            <text:p text:style-name="P18"><text:placeholder text:placeholder-type="text">&lt;sequence + 1&gt;</text:placeholder></text:p>
          </table:table-cell>
          <table:table-cell table:style-name="Table1.B4" office:value-type="string">
            <text:p text:style-name="P24"><text:placeholder text:placeholder-type="text">&lt;line.name&gt;</text:placeholder></text:p>
          </table:table-cell>
          <table:table-cell table:style-name="Table1.C4" office:value-type="string">
            <text:p text:style-name="P24"><text:placeholder text:placeholder-type="text">&lt;line.product_id.nuoc_sanxuat_id and line.product_id.nuoc_sanxuat_id.name or ''&gt;</text:placeholder><text:soft-page-break/></text:p>
          </table:table-cell>
          <table:table-cell table:style-name="Table1.D4" office:value-type="string">
            <text:p text:style-name="P24"><text:placeholder text:placeholder-type="text">&lt;line.product_id.chatluong_id and line.product_id.chatluong_id.name or ''&gt;</text:placeholder></text:p>
          </table:table-cell>
          <table:table-cell table:style-name="Table1.E4" office:value-type="string">
            <text:p text:style-name="P25"><text:placeholder text:placeholder-type="text">&lt;line.quycach_baobi_id and line.quycach_baobi_id.name or ''&gt;</text:placeholder></text:p>
          </table:table-cell>
          <table:table-cell table:style-name="Table1.F4" office:value-type="string">
            <text:p text:style-name="P25"><text:placeholder text:placeholder-type="text">&lt;convert_f_amount(line.product_qty)&gt;</text:placeholder></text:p>
          </table:table-cell>
          <table:table-cell table:style-name="Table1.G4" office:value-type="string">
            <text:p text:style-name="P26"><text:placeholder text:placeholder-type="text">&lt;convert_f_amount(line.price_unit)&gt;</text:placeholder></text:p>
          </table:table-cell>
          <table:table-cell table:style-name="Table1.H4" office:value-type="string">
            <text:p text:style-name="P26"><text:placeholder text:placeholder-type="text">&lt;convert_f_amount(line.price_subtotal)&gt;</text:placeholder></text:p>
          </table:table-cell>
        </table:table-row>
        <table:table-row table:style-name="Table1.5">
          <table:table-cell table:style-name="Table1.A5" table:number-columns-spanned="8"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P20"/>
          </table:table-cell>
          <table:table-cell table:style-name="Table1.B6" table:number-columns-spanned="3" office:value-type="string">
            <text:p text:style-name="P21">TOTAL</text:p>
          </table:table-cell>
          <table:covered-table-cell/>
          <table:covered-table-cell/>
          <table:table-cell table:style-name="Table1.E6" office:value-type="string">
            <text:p text:style-name="P21"/>
          </table:table-cell>
          <table:table-cell table:style-name="Table1.F6" office:value-type="string">
            <text:p text:style-name="P27"><text:placeholder text:placeholder-type="text">&lt;get_tong(o)['qty']&gt;</text:placeholder></text:p>
          </table:table-cell>
          <table:table-cell table:style-name="Table1.G6" office:value-type="string">
            <text:p text:style-name="P27"><text:placeholder text:placeholder-type="text">&lt;get_tong(o)['dongia']&gt;</text:placeholder></text:p>
          </table:table-cell>
          <table:table-cell table:style-name="Table1.H6" office:value-type="string">
            <text:p text:style-name="P27"><text:placeholder text:placeholder-type="text">&lt;get_tong(o)['thanhtien']&gt;</text:placeholder></text:p>
          </table:table-cell>
        </table:table-row>
        <table:table-row table:style-name="Table1.7">
          <table:table-cell table:style-name="Table1.A7" table:number-columns-spanned="8" office:value-type="string">
            <text:p text:style-name="P23">In word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Before <text:span text:style-name="T4"><text:placeholder text:placeholder-type="text">&lt;o.ngay_nhanhang&gt;</text:placeholder></text:span></text:p>
      <text:p text:style-name="P2"><text:tab/>Port of loading:<text:tab/><text:tab/><text:span text:style-name="T4"><text:placeholder text:placeholder-type="text">&lt;o.port_of_loading and o.port_of_loading.name or ''&gt;</text:placeholder></text:span></text:p>
      <text:p text:style-name="P2"><text:tab/>Port of discharge:<text:tab/><text:tab/><text:span text:style-name="T4"><text:placeholder text:placeholder-type="text">&lt;o.port_of_charge and o.port_of_charge.name or ''&gt;</text:placeholder></text:span></text:p>
      <text:p text:style-name="P2"><text:tab/>Place of delivery: <text:tab/><text:tab/><text:span text:style-name="T4"><text:placeholder text:placeholder-type="text">&lt;o.diadiem_nhanhang and o.diadiem_nhanhang.name or ''&gt;</text:placeholder></text:span></text:p>
      <text:p text:style-name="P2"><text:tab/>Partial shipment: <text:s/><text:tab/><text:tab/><text:span text:style-name="T4"><text:placeholder text:placeholder-type="text">&lt;o.partial_shipment and 'Yes' or 'No'&gt;</text:placeholder></text:span> </text:p>
      <text:p text:style-name="P2"><text:tab/>Transshipment:<text:tab/><text:tab/><text:span text:style-name="T4"><text:placeholder text:placeholder-type="text">&lt;get_transhipment(o.transshipment)&gt;</text:placeholder></text:span> </text:p>
      <text:p text:style-name="P2"><text:tab/>In case shipment shall be delayed by the Seller or delay shipment is requested by the Buyer, must be agreed by both parties. </text:p>
      <text:p text:style-name="P2"/>
      <text:p text:style-name="P13">3.<text:tab/>INSURANCE </text:p>
      <text:p text:style-name="P14"><text:tab/>Institute Cargo Clauses (A) to be covered by Seller for delivery term of CIF or CIP. </text:p>
      <text:p text:style-name="P14"><text:tab/>If LC requires insurance terms other than Clauses A, the Seller will supply Certificate with content mentioned, but real clause is A.</text:p>
      <text:p text:style-name="P2"/>
      <text:p text:style-name="P3">4.<text:tab/>PAYMENT TERMS</text:p>
      <text:p text:style-name="P28"><text:placeholder text:placeholder-type="text">&lt;o.phuongthuc_thanhtoan&gt;</text:placeholder></text:p>
      <text:p text:style-name="P28"/>
      <text:p text:style-name="P28"><text:span text:style-name="T8">Seller's Bank details:</text:span><text:tab/><text:tab/> </text:p>
      <text:p text:style-name="P28">Beneficiary:<text:tab/><text:tab/>VIET PHU THINH RUBBER JOINT STOCK COMPANY <text:s/>- VIRUCO </text:p>
      <text:p text:style-name="P28">Bank name:<text:tab/><text:tab/>VIETNAM EXIMBANK- EXIMBANK TAN SON NHAT </text:p>
      <text:p text:style-name="P28">Address:<text:tab/><text:tab/>307 NGUYEN VAN TROI, TAN BINH DIST, HCMC, VIETNAM </text:p>
      <text:p text:style-name="P28">Swift Code:<text:tab/><text:tab/>EBVIVNVXTSN </text:p>
      <text:p text:style-name="P28">Account No.:<text:tab/><text:tab/>210214851008760 </text:p>
      <text:p text:style-name="P28"/>
      <text:p text:style-name="P28"><text:span text:style-name="T8">Documents supplied:</text:span><text:tab/> </text:p>
      <text:p text:style-name="P28">4.1<text:tab/>3/3 Full set of original Bills of Lading </text:p>
      <text:p text:style-name="P28">4.2<text:tab/>Commercial Invoice </text:p>
      <text:p text:style-name="P28">4.3<text:tab/>Packing List </text:p>
      <text:p text:style-name="P28">4.4<text:tab/>Certificate of Origin </text:p>
      <text:p text:style-name="P28">4.5<text:tab/>Certificate of Analysis / Test Certificate </text:p>
      <text:p text:style-name="P28">4.6<text:tab/>Phytosanitary Certificate issued by Competent Authority (if any) </text:p>
      <text:p text:style-name="P28">4.7<text:tab/>Fumigation Certificate issued by Competend Authority (if any) </text:p>
      <text:p text:style-name="P28">4.8<text:tab/>Certificate of Insurance or Insurance Policy (if any) </text:p>
      <text:p text:style-name="P28">4.9<text:tab/>Tally Certificate (if any) </text:p>
      <text:p text:style-name="P28"/>
      <text:p text:style-name="P8"><text:span text:style-name="T5">5.<text:tab/>FORCE MAJEURE</text:span><text:tab/><text:tab/><text:tab/><text:tab/><text:tab/><text:tab/> </text:p>
      <text:p text:style-name="P8"><text:soft-page-break/><text:tab/>The Force Majeure (Exemption) Clause of the International Chamber of Commerce (ICC publication No. 421) is hereby incorporated in this contract.<text:tab/><text:tab/><text:tab/><text:tab/><text:tab/><text:tab/> </text:p>
      <text:p text:style-name="P8"><text:tab/><text:tab/><text:tab/><text:tab/><text:tab/><text:tab/><text:tab/> </text:p>
      <text:p text:style-name="P8"><text:span text:style-name="T5">6.<text:tab/>CLAIM</text:span><text:tab/><text:tab/><text:tab/><text:tab/><text:tab/> </text:p>
      <text:p text:style-name="P8"><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8"><text:tab/>+ Quality: In the event has any complaints about Quality, specification of goods, <text:s/>the Buyer 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8"><text:tab/><text:tab/><text:tab/><text:tab/><text:tab/><text:tab/><text:tab/> </text:p>
      <text:p text:style-name="P8"><text:span text:style-name="T5">7.<text:tab/>ARBITRATION</text:span><text:tab/><text:tab/><text:tab/><text:tab/> </text:p>
      <text:p text:style-name="P8"><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8"><text:tab/><text:tab/><text:tab/><text:tab/><text:tab/><text:tab/><text:tab/> </text:p>
      <text:p text:style-name="P8"><text:tab/>"This Contract is made in English and comes into effect from signing date. </text:p>
      <text:p text:style-name="P8"><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11.78mm" fo:margin-right="0mm" fo:text-indent="0mm"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5.29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svg:height="9.86mm" fo:margin-left="0mm" fo:margin-right="0.02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5mm" svg:y1="-0.8mm" svg:x2="175.53mm" svg:y2="-1.15mm"><text:p/></draw:line>VIRUCO_BM-7.5/3a-BH1-01/2015<text:tab/><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09T16:16:04</dc:date>
    <dc:creator>TrongNguyen </dc:creator>
    <meta:editing-duration>PT4H40M3S</meta:editing-duration>
    <meta:editing-cycles>190</meta:editing-cycles>
    <meta:generator>LibreOffice/3.5$Linux_x86 LibreOffice_project/350m1$Build-2</meta:generator>
    <meta:document-statistic meta:table-count="1" meta:image-count="0" meta:object-count="0" meta:page-count="3" meta:paragraph-count="89" meta:word-count="699" meta:character-count="5082" meta:non-whitespace-character-count="4264"/>
  </office:meta>
</office:document-meta>
</file>